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fa1" officeooo:paragraph-rsid="00187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46c" officeooo:paragraph-rsid="001a64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officeooo:rsid="00161ad5" officeooo:paragraph-rsid="00161ad5"/>
    </style:style>
    <style:style style:name="P4" style:family="paragraph" style:parent-style-name="Standard">
      <style:paragraph-properties fo:text-align="justify" style:justify-single-word="false"/>
      <style:text-properties officeooo:rsid="00161ad5" officeooo:paragraph-rsid="001a646c"/>
    </style:style>
    <style:style style:name="P5" style:family="paragraph" style:parent-style-name="Standard">
      <style:paragraph-properties fo:text-align="justify" style:justify-single-word="false"/>
      <style:text-properties officeooo:rsid="001a646c" officeooo:paragraph-rsid="001a646c"/>
    </style:style>
    <style:style style:name="P6" style:family="paragraph" style:parent-style-name="Standard">
      <style:paragraph-properties fo:text-align="justify" style:justify-single-word="false"/>
      <style:text-properties officeooo:rsid="001bc09f" officeooo:paragraph-rsid="001bc09f"/>
    </style:style>
    <style:style style:name="T1" style:family="text">
      <style:text-properties officeooo:rsid="0016b18a"/>
    </style:style>
    <style:style style:name="T2" style:family="text">
      <style:text-properties officeooo:rsid="001a646c"/>
    </style:style>
    <style:style style:name="T3" style:family="text">
      <style:text-properties officeooo:rsid="001bc09f"/>
    </style:style>
    <style:style style:name="T4" style:family="text">
      <style:text-properties officeooo:rsid="001c0304"/>
    </style:style>
    <style:style style:name="T5" style:family="text">
      <style:text-properties officeooo:rsid="001f1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ção</text:p>
      <text:p text:style-name="P3"/>
      <text:p text:style-name="P3">A ideia básica do sistema de buscas é retornar um subconjunto de documentos que correspondem à busca feita, sendo que o conjunto é ordenado a partir da proximidade que o documento tem com a busca. <text:span text:style-name="T5">O código foi feito utilizando principalmente a linguagem C++, com a utilização de Python em apenas um script.</text:span> Os documentos a serem utilizados devem ficar no diretório “documentos/”.</text:p>
      <text:p text:style-name="P3"/>
      <text:p text:style-name="P3">Primeiramente, o programa cria uma lista do nome dos documentos presente na pasta “documentos”, a partir do script de python “cria_arquivo.py” e a armazena no arquivo “lista_de_documentos.txt”, para que o código em C++ consiga acessar.</text:p>
      <text:p text:style-name="P3"/>
      <text:p text:style-name="P4">Em seguida, é lida cada uma das linhas desse documento e tenta-se ler o documento na lista, <text:span text:style-name="T1">passando um id e o nome do documento a uma struct Documento, chamando a função “Le_documento()”</text:span>. Se a leitura for bem sucedida, <text:span text:style-name="T1">as palavras presentes no documento são adicionadas ao map “palavras”, após submetidas ao tratamento de retirar caracteres especiais e transformar maiúsculas com “Formata_palavra()”, armazenado como um atributo da classe Dataset, no formato:</text:span></text:p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Vocabulário</text:p>
          </table:table-cell>
          <table:table-cell table:style-name="Tabela1.B1" office:value-type="string">
            <text:p text:style-name="P1">Documentos que contém</text:p>
          </table:table-cell>
        </table:table-row>
        <table:table-row>
          <table:table-cell table:style-name="Tabela1.A2" office:value-type="string">
            <text:p text:style-name="P1">palavra1</text:p>
          </table:table-cell>
          <table:table-cell table:style-name="Tabela1.B2" office:value-type="string">
            <text:p text:style-name="P1">(id do documento, <text:span text:style-name="T2">quantas vezes aparece)</text:span></text:p>
          </table:table-cell>
        </table:table-row>
        <table:table-row>
          <table:table-cell table:style-name="Tabela1.A2" office:value-type="string">
            <text:p text:style-name="P2">amor</text:p>
          </table:table-cell>
          <table:table-cell table:style-name="Tabela1.B2" office:value-type="string">
            <text:p text:style-name="P2">(1, 3), (4, 3), (5, 1)</text:p>
          </table:table-cell>
        </table:table-row>
        <table:table-row>
          <table:table-cell table:style-name="Tabela1.A2" office:value-type="string">
            <text:p text:style-name="P2">alegria</text:p>
          </table:table-cell>
          <table:table-cell table:style-name="Tabela1.B2" office:value-type="string">
            <text:p text:style-name="P2">(2, 1), (4, 3)</text:p>
          </table:table-cell>
        </table:table-row>
      </table:table>
      <text:p text:style-name="P3"/>
      <text:p text:style-name="P5"><text:span text:style-name="T3">P</text:span>ara cada documento, são calculadas as coordenadas de cada palavra e armazenadas em um vetor. O resultado seria uma matriz de tamanho “numero de documentos”x”numero de palavras”, o que ocuparia muito espaço na memória. Por isso, cada um dos vetores de coordenada é registrado no arquivo “indice_invertido.txt”.</text:p>
      <text:p text:style-name="P4"/>
      <text:p text:style-name="P6">Agora, <text:span text:style-name="T5">com relação à busca</text:span>, <text:span text:style-name="T5">é lido o input como uma string e cada uma de suas palavras é armazenada em um vector de strings, após o mesmo tratamento submetido às palavras do documento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5:25:08.103189385</meta:creation-date>
    <dc:date>2019-11-21T23:35:49.326260698</dc:date>
    <meta:editing-duration>PT37M55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4" meta:word-count="274" meta:character-count="1707" meta:non-whitespace-character-count="1445"/>
  </office:meta>
</office:document-meta>
</file>